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/text:h>
      <text:h text:style-name="Default"><text:s text:c="1"/>2<text:s text:c="2"/><text:span text:style-name="style2">//decimel to binary</text:span></text:h>
      <text:h text:style-name="Default"><text:s text:c="1"/>3<text:s text:c="2"/><text:span text:style-name="style9">#include&lt;stdio.h&gt;</text:span></text:h>
      <text:h text:style-name="Default"><text:s text:c="1"/>4<text:s text:c="2"/><text:span text:style-name="style5">int </text:span><text:span text:style-name="style11">main</text:span><text:span text:style-name="style10">()</text:span></text:h>
      <text:h text:style-name="Default"><text:s text:c="1"/>5<text:s text:c="2"/><text:s text:c="4"/><text:span text:style-name="style10">{</text:span></text:h>
      <text:h text:style-name="Default"><text:s text:c="1"/>6<text:s text:c="2"/><text:s text:c="8"/><text:span text:style-name="style5">int </text:span><text:span text:style-name="style11">dec</text:span><text:span text:style-name="style10">,</text:span><text:span text:style-name="style11">bin</text:span><text:span text:style-name="style10">,</text:span><text:span text:style-name="style11">rem</text:span><text:span text:style-name="style10">,</text:span><text:span text:style-name="style11">sss</text:span><text:span text:style-name="style10">,</text:span><text:span text:style-name="style11">i</text:span><text:span text:style-name="style10">,</text:span><text:span text:style-name="style11">j</text:span><text:span text:style-name="style10">,</text:span><text:span text:style-name="style11">total</text:span><text:span text:style-name="style10">;</text:span></text:h>
      <text:h text:style-name="Default"><text:s text:c="1"/>7<text:s text:c="2"/><text:s text:c="8"/><text:span text:style-name="style5">while</text:span><text:span text:style-name="style10">(</text:span><text:span text:style-name="style11">scanf</text:span><text:span text:style-name="style10">(</text:span><text:span text:style-name="style6">"%d"</text:span><text:span text:style-name="style10">,&amp;</text:span><text:span text:style-name="style11">dec</text:span><text:span text:style-name="style10">)!=</text:span><text:span text:style-name="style4">0</text:span><text:span text:style-name="style10">)</text:span></text:h>
      <text:h text:style-name="Default"><text:s text:c="1"/>8<text:s text:c="2"/><text:s text:c="8"/><text:span text:style-name="style10">{</text:span></text:h>
      <text:h text:style-name="Default"><text:s text:c="1"/>9<text:s text:c="2"/><text:s text:c="14"/><text:span text:style-name="style11">bin</text:span><text:span text:style-name="style10">=</text:span><text:span text:style-name="style4">0</text:span><text:span text:style-name="style10">;</text:span><text:span text:style-name="style11">sss</text:span><text:span text:style-name="style10">=</text:span><text:span text:style-name="style4">0</text:span><text:span text:style-name="style10">;</text:span><text:span text:style-name="style11">total</text:span><text:span text:style-name="style10">=</text:span><text:span text:style-name="style4">0</text:span><text:span text:style-name="style10">;</text:span></text:h>
      <text:h text:style-name="Default">10<text:s text:c="2"/><text:s text:c="14"/><text:span text:style-name="style5">for</text:span><text:span text:style-name="style10">(</text:span><text:span text:style-name="style11">i</text:span><text:span text:style-name="style10">=</text:span><text:span text:style-name="style4">1</text:span><text:span text:style-name="style10">;;</text:span><text:span text:style-name="style11">i</text:span><text:span text:style-name="style10">++)</text:span></text:h>
      <text:h text:style-name="Default">11<text:s text:c="2"/><text:s text:c="15"/><text:span text:style-name="style10">{</text:span></text:h>
      <text:h text:style-name="Default">12<text:s text:c="2"/><text:s text:c="18"/><text:span text:style-name="style11">rem</text:span><text:span text:style-name="style10">=</text:span><text:span text:style-name="style11">dec</text:span><text:span text:style-name="style10">%</text:span><text:span text:style-name="style4">2</text:span><text:span text:style-name="style10">;</text:span></text:h>
      <text:h text:style-name="Default">13<text:s text:c="2"/><text:s text:c="18"/><text:span text:style-name="style11">dec</text:span><text:span text:style-name="style10">=</text:span><text:span text:style-name="style11">dec</text:span><text:span text:style-name="style10">/</text:span><text:span text:style-name="style4">2</text:span><text:span text:style-name="style10">;</text:span></text:h>
      <text:h text:style-name="Default">14<text:s text:c="2"/><text:s text:c="18"/><text:span text:style-name="style11">total</text:span><text:span text:style-name="style10">=</text:span><text:span text:style-name="style11">total</text:span><text:span text:style-name="style10">*</text:span><text:span text:style-name="style4">10</text:span><text:span text:style-name="style10">+</text:span><text:span text:style-name="style11">rem</text:span><text:span text:style-name="style10">;</text:span></text:h>
      <text:h text:style-name="Default">15<text:s text:c="2"/><text:s text:c="18"/><text:span text:style-name="style5">if</text:span><text:span text:style-name="style10">(</text:span><text:span text:style-name="style11">dec</text:span><text:span text:style-name="style10">==</text:span><text:span text:style-name="style4">0</text:span><text:span text:style-name="style10">)</text:span></text:h>
      <text:h text:style-name="Default">16<text:s text:c="2"/><text:s text:c="18"/><text:span text:style-name="style10">{</text:span></text:h>
      <text:h text:style-name="Default">17<text:s text:c="2"/><text:s text:c="22"/><text:span text:style-name="style5">break</text:span><text:span text:style-name="style10">;</text:span></text:h>
      <text:h text:style-name="Default">18<text:s text:c="2"/><text:s text:c="18"/><text:span text:style-name="style10">}</text:span></text:h>
      <text:h text:style-name="Default">19<text:s text:c="2"/><text:s text:c="18"/><text:span text:style-name="style5">if</text:span><text:span text:style-name="style10">(</text:span><text:span text:style-name="style11">total</text:span><text:span text:style-name="style10">==</text:span><text:span text:style-name="style4">0</text:span><text:span text:style-name="style10">)</text:span></text:h>
      <text:h text:style-name="Default">20<text:s text:c="2"/><text:s text:c="18"/><text:span text:style-name="style10">{</text:span></text:h>
      <text:h text:style-name="Default">21<text:s text:c="2"/><text:s text:c="22"/><text:span text:style-name="style11">bin</text:span><text:span text:style-name="style10">++;</text:span></text:h>
      <text:h text:style-name="Default">22<text:s text:c="2"/><text:s text:c="18"/><text:span text:style-name="style10">}</text:span></text:h>
      <text:h text:style-name="Default">23<text:s text:c="2"/><text:s text:c="14"/><text:span text:style-name="style10">}</text:span></text:h>
      <text:h text:style-name="Default">24<text:s text:c="2"/><text:s text:c="14"/><text:span text:style-name="style5">for</text:span><text:span text:style-name="style10">(</text:span><text:span text:style-name="style11">i</text:span><text:span text:style-name="style10">=</text:span><text:span text:style-name="style4">1</text:span><text:span text:style-name="style10">;;</text:span><text:span text:style-name="style11">i</text:span><text:span text:style-name="style10">++)</text:span></text:h>
      <text:h text:style-name="Default">25<text:s text:c="2"/><text:s text:c="14"/><text:span text:style-name="style10">{</text:span></text:h>
      <text:h text:style-name="Default">26<text:s text:c="2"/><text:s text:c="18"/><text:span text:style-name="style11">rem</text:span><text:span text:style-name="style10">=</text:span><text:span text:style-name="style11">total</text:span><text:span text:style-name="style10">%</text:span><text:span text:style-name="style4">10</text:span><text:span text:style-name="style10">;</text:span></text:h>
      <text:h text:style-name="Default">27<text:s text:c="2"/><text:s text:c="18"/><text:span text:style-name="style11">total</text:span><text:span text:style-name="style10">=</text:span><text:span text:style-name="style11">total</text:span><text:span text:style-name="style10">/</text:span><text:span text:style-name="style4">10</text:span><text:span text:style-name="style10">;</text:span></text:h>
      <text:h text:style-name="Default">28<text:s text:c="2"/><text:s text:c="18"/><text:span text:style-name="style11">sss</text:span><text:span text:style-name="style10">=</text:span><text:span text:style-name="style11">sss</text:span><text:span text:style-name="style10">*</text:span><text:span text:style-name="style4">10</text:span><text:span text:style-name="style10">+</text:span><text:span text:style-name="style11">rem</text:span><text:span text:style-name="style10">;</text:span></text:h>
      <text:h text:style-name="Default">29<text:s text:c="2"/><text:s text:c="18"/><text:span text:style-name="style5">if</text:span><text:span text:style-name="style10">(</text:span><text:span text:style-name="style11">total</text:span><text:span text:style-name="style10">==</text:span><text:span text:style-name="style4">0</text:span><text:span text:style-name="style10">)</text:span></text:h>
      <text:h text:style-name="Default">30<text:s text:c="2"/><text:s text:c="18"/><text:span text:style-name="style10">{</text:span></text:h>
      <text:h text:style-name="Default">31<text:s text:c="2"/><text:s text:c="22"/><text:span text:style-name="style5">break</text:span><text:span text:style-name="style10">;</text:span></text:h>
      <text:h text:style-name="Default">32<text:s text:c="2"/><text:s text:c="18"/><text:span text:style-name="style10">}</text:span></text:h>
      <text:h text:style-name="Default">33<text:s text:c="2"/><text:s text:c="14"/><text:span text:style-name="style10">}</text:span></text:h>
      <text:h text:style-name="Default">34<text:s text:c="2"/><text:s text:c="14"/><text:span text:style-name="style11">printf</text:span><text:span text:style-name="style10">(</text:span><text:span text:style-name="style6">" The binary value of the input number is : %d"</text:span><text:span text:style-name="style10">,</text:span><text:span text:style-name="style11">sss</text:span><text:span text:style-name="style10">);</text:span></text:h>
      <text:h text:style-name="Default">35<text:s text:c="2"/><text:s text:c="14"/><text:span text:style-name="style5">for</text:span><text:span text:style-name="style10">(</text:span><text:span text:style-name="style5">int </text:span><text:span text:style-name="style11">j</text:span><text:span text:style-name="style10">=</text:span><text:span text:style-name="style4">1</text:span><text:span text:style-name="style10">;</text:span><text:span text:style-name="style11">j</text:span><text:span text:style-name="style10">&lt;=</text:span><text:span text:style-name="style11">bin</text:span><text:span text:style-name="style10">;</text:span><text:span text:style-name="style11">j</text:span><text:span text:style-name="style10">++)</text:span></text:h>
      <text:h text:style-name="Default">36<text:s text:c="2"/><text:s text:c="14"/><text:span text:style-name="style10">{</text:span></text:h>
      <text:h text:style-name="Default">37<text:s text:c="2"/><text:s text:c="18"/><text:span text:style-name="style11">printf</text:span><text:span text:style-name="style10">(</text:span><text:span text:style-name="style6">"0"</text:span><text:span text:style-name="style10">);</text:span></text:h>
      <text:h text:style-name="Default">38<text:s text:c="2"/><text:s text:c="14"/><text:span text:style-name="style10">}</text:span></text:h>
      <text:h text:style-name="Default">39<text:s text:c="2"/><text:s text:c="14"/><text:span text:style-name="style11">printf</text:span><text:span text:style-name="style10">(</text:span><text:span text:style-name="style6">".\n"</text:span><text:span text:style-name="style10">);</text:span></text:h>
      <text:h text:style-name="Default">40<text:s text:c="2"/><text:s text:c="8"/><text:span text:style-name="style10">}</text:span></text:h>
      <text:h text:style-name="Default">41<text:s text:c="2"/><text:s text:c="4"/><text:span text:style-name="style10">}</text:span></text:h>
      <text:h text:style-name="Default">42<text:s text:c="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